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2.2661in"/>
    </style:style>
    <style:style style:name="co10" style:family="table-column">
      <style:table-column-properties fo:break-before="auto" style:column-width="3.1189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fo:wrap-option="wrap" style:rotation-angle="90"/>
    </style:style>
    <style:style style:name="ce7" style:family="table-cell" style:parent-style-name="Default" style:data-style-name="N125">
      <style:table-cell-properties fo:wrap-option="wrap" style:rotation-angle="90"/>
    </style:style>
    <style:style style:name="ce8" style:family="table-cell" style:parent-style-name="Default" style:data-style-name="N125"/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14" style:family="table-cell" style:parent-style-name="Default">
      <style:text-properties style:font-name="Arial" fo:font-size="11pt" style:font-name-asian="Linux Libertine G" style:font-size-asian="11pt" style:font-name-complex="Arial" style:font-size-complex="11pt"/>
    </style:style>
    <style:style style:name="ce1" style:family="table-cell" style:parent-style-name="Default">
      <style:table-cell-properties fo:wrap-option="wrap"/>
    </style:style>
    <style:style style:name="ce16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5" office:value-type="string" calcext:value-type="string">
            <text:p>This is an ID for all the questions in this spreadsheet</text:p>
          </table:table-cell>
          <table:table-cell table:style-name="ce7" office:value-type="string" calcext:value-type="string">
            <text:p>This is the KKLC # for the Character that is being used</text:p>
          </table:table-cell>
          <table:table-cell table:style-name="ce6" table:number-columns-repeated="2"/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See the Kanji, then write the kanji on the back</text:p>
          </table:table-cell>
          <table:table-cell table:style-name="ce6" office:value-type="string" calcext:value-type="string">
            <text:p>This gives a sentence in English, and allows the user to draw the kanji required</text:p>
          </table:table-cell>
          <table:table-cell table:style-name="ce5"/>
          <table:table-cell table:style-name="ce5" office:value-type="string" calcext:value-type="string">
            <text:p>if READING has content, it is a vocabulary word used to build up the previous CHARACTER</text:p>
          </table:table-cell>
          <table:table-cell table:style-name="ce1" table:number-columns-repeated="1014"/>
        </table:table-row>
        <table:table-row table:style-name="ro2">
          <table:table-cell table:style-name="ce5"/>
          <table:table-cell table:style-name="ce7"/>
          <table:table-cell table:style-name="ce6" office:value-type="string" calcext:value-type="string">
            <text:p>Kanji</text:p>
          </table:table-cell>
          <table:table-cell table:style-name="ce6" office:value-type="string" calcext:value-type="string">
            <text:p>Vocab</text:p>
          </table:table-cell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cognition</text:p>
          </table:table-cell>
          <table:table-cell table:style-name="ce5" table:number-columns-repeated="2"/>
          <table:table-cell table:style-name="ce1" table:number-columns-repeated="1014"/>
        </table:table-row>
        <table:table-row table:style-name="ro3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EXAMPLE</text:p>
          </table:table-cell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日</text:p>
          </table:table-cell>
          <table:table-cell table:style-name="ce4"/>
          <table:table-cell office:value-type="string" calcext:value-type="string">
            <text:p>SUN * DAY * JAPAN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/>
          <table:table-cell office:value-type="string" calcext:value-type="string">
            <text:p>「ーごとに」[“every __ “]</text:p>
          </table:table-cell>
          <table:table-cell/>
          <table:table-cell office:value-type="string" calcext:value-type="string">
            <text:p>１（にち）　ごと　に。</text:p>
          </table:table-cell>
          <table:table-cell table:number-columns-repeated="1011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/>
          <table:table-cell office:value-type="string" calcext:value-type="string">
            <text:p>「が」[subject marker]</text:p>
          </table:table-cell>
          <table:table-cell/>
          <table:table-cell office:value-type="string" calcext:value-type="string">
            <text:p>１（にち）　が　すぎた。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つだけ</text:p>
          </table:table-cell>
          <table:table-cell table:style-name="ce12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日</text:p>
          </table:table-cell>
          <table:table-cell table:style-name="ce12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日まで</text:p>
          </table:table-cell>
          <table:table-cell table:style-name="ce14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三日</text:p>
          </table:table-cell>
          <table:table-cell table:style-name="ce14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グラム</text:p>
          </table:table-cell>
          <table:table-cell table:style-name="ce14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 </text:p>
          </table:table-cell>
          <table:table-cell table:style-name="ce12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 </text:p>
          </table:table-cell>
          <table:table-cell table:style-name="ce12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日</text:p>
          </table:table-cell>
          <table:table-cell table:style-name="ce14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日</text:p>
          </table:table-cell>
          <table:table-cell table:style-name="ce12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一から十まで</text:p>
          </table:table-cell>
          <table:table-cell table:style-name="ce14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3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四日</text:p>
          </table:table-cell>
          <table:table-cell table:style-name="ce12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四</text:p>
          </table:table-cell>
          <table:table-cell table:style-name="ce14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四ミリ</text:p>
          </table:table-cell>
          <table:table-cell table:style-name="ce12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五日</text:p>
          </table:table-cell>
          <table:table-cell table:style-name="ce14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五十五</text:p>
          </table:table-cell>
          <table:table-cell table:style-name="ce12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六日</text:p>
          </table:table-cell>
          <table:table-cell table:style-name="ce14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六</text:p>
          </table:table-cell>
          <table:table-cell table:style-name="ce12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日</text:p>
          </table:table-cell>
          <table:table-cell table:style-name="ce12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十五</text:p>
          </table:table-cell>
          <table:table-cell table:style-name="ce14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五三</text:p>
          </table:table-cell>
          <table:table-cell table:style-name="ce12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八日</text:p>
          </table:table-cell>
          <table:table-cell table:style-name="ce12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八日</text:p>
          </table:table-cell>
          <table:table-cell table:style-name="ce12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円</text:p>
          </table:table-cell>
          <table:table-cell/>
          <table:table-cell office:value-type="string" calcext:value-type="string">
            <text:p>CIRCLE *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○</text:p>
          </table:table-cell>
          <table:table-cell/>
          <table:table-cell office:value-type="string" calcext:value-type="string">
            <text:p>ZERO, placeholder * CIRCLE MARK; “blank”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目</text:p>
          </table:table-cell>
          <table:table-cell/>
          <table:table-cell office:value-type="string" calcext:value-type="string">
            <text:p>EYE * ITEM; subdivision; ord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月</text:p>
          </table:table-cell>
          <table:table-cell/>
          <table:table-cell office:value-type="string" calcext:value-type="string">
            <text:p>MOON * MON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16" office:value-type="date" office:date-value="2022-03-08" calcext:value-type="date">
            <text:p>03/08/22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明</text:p>
          </table:table-cell>
          <table:table-cell/>
          <table:table-cell office:value-type="string" calcext:value-type="string">
            <text:p>BRIGHT, cheerful * CLEA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3"/>
        </table:table-row>
        <table:table-row table:style-name="ro3" table:number-rows-repeated="104843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0:13:52.122769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23:40:09.061000000</meta:creation-date>
    <meta:generator>LibreOffice/7.1.5.2$MacOSX_X86_64 LibreOffice_project/85f04e9f809797b8199d13c421bd8a2b025d52b5</meta:generator>
    <dc:date>2022-05-31T16:24:16.077427630</dc:date>
    <meta:editing-duration>PT4H29M12S</meta:editing-duration>
    <meta:editing-cycles>11</meta:editing-cycles>
    <meta:document-statistic meta:table-count="1" meta:cell-count="590" meta:object-count="0"/>
  </office:meta>
</office:document-meta>
</file>